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paragraph-properties fo:line-height="150%"/>
    </style:style>
    <style:style style:name="P3" style:family="paragraph" style:parent-style-name="Standard">
      <style:paragraph-properties fo:margin-left="0in" fo:margin-right="0in" fo:margin-top="0in" fo:margin-bottom="0in" fo:text-indent="0in" style:auto-text-indent="false"/>
      <style:text-properties fo:color="#222222" fo:font-style="italic" style:font-name-asian="Times New Roman1" style:font-style-asian="italic" style:font-name-complex="Times New Roman1" style:font-style-complex="italic"/>
    </style:style>
    <style:style style:name="P4" style:family="paragraph" style:parent-style-name="Standard">
      <style:paragraph-properties fo:margin-left="0in" fo:margin-right="0in" fo:margin-top="0in" fo:margin-bottom="0in" fo:text-indent="0in" style:auto-text-indent="false"/>
      <style:text-properties fo:color="#222222" fo:font-style="normal" style:font-name-asian="Times New Roman1" style:font-style-asian="normal" style:font-name-complex="Times New Roman1" style:font-style-complex="normal"/>
    </style:style>
    <style:style style:name="P5" style:family="paragraph" style:parent-style-name="Standard">
      <style:paragraph-properties fo:margin-left="0in" fo:margin-right="0in" fo:margin-top="0in" fo:margin-bottom="0in" fo:line-height="150%" fo:text-indent="0in" style:auto-text-indent="false"/>
      <style:text-properties fo:color="#222222" fo:font-style="normal" style:font-name-asian="Times New Roman1" style:font-style-asian="normal" style:font-name-complex="Times New Roman1" style:font-style-complex="normal"/>
    </style:style>
    <style:style style:name="P6" style:family="paragraph" style:parent-style-name="Standard">
      <style:paragraph-properties fo:margin-left="0in" fo:margin-right="0in" fo:margin-top="0in" fo:margin-bottom="0in" fo:line-height="150%" fo:text-indent="0in" style:auto-text-indent="false"/>
    </style:style>
    <style:style style:name="P7" style:family="paragraph" style:parent-style-name="Standard">
      <style:paragraph-properties fo:margin-top="0in" fo:margin-bottom="0in"/>
    </style:style>
    <style:style style:name="P8" style:family="paragraph" style:parent-style-name="Standard" style:list-style-name="L2">
      <style:paragraph-properties fo:margin-top="0in" fo:margin-bottom="0in"/>
    </style:style>
    <style:style style:name="P9" style:family="paragraph" style:parent-style-name="Standard">
      <style:paragraph-properties fo:margin-top="0in" fo:margin-bottom="0in" fo:line-height="150%"/>
    </style:style>
    <style:style style:name="P10" style:family="paragraph" style:parent-style-name="Heading_20_3">
      <style:paragraph-properties fo:line-height="150%"/>
    </style:style>
    <style:style style:name="T1" style:family="text">
      <style:text-properties fo:color="#222222" fo:font-style="normal" style:font-name-asian="Times New Roman1" style:font-style-asian="normal" style:font-name-complex="Times New Roman1" style:font-style-complex="normal"/>
    </style:style>
    <style:style style:name="T2" style:family="text">
      <style:text-properties fo:color="#222222" style:font-name-asian="Times New Roman1" style:font-style-asian="normal" style:font-name-complex="Times New Roman1"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tyle-asian="italic" style:font-style-complex="italic"/>
    </style:style>
    <style:style style:name="T6" style:family="text">
      <style:text-properties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4: </text:h>
      <text:p text:style-name="P3">Define the three main philosophies (including their ontologies and epistemologies) that underly GIS and critical GIS. How does critical GIS seek to inform GIS practice and thought, and how successful has it been? What can GIS practitioners of a positivist bent learn from poststructuralist and critical realist perspectives?</text:p>
      <text:p text:style-name="P4"/>
      <text:h text:style-name="P10" text:outline-level="3">Where is critical GIS?</text:h>
      <text:p text:style-name="P2"><text:span text:style-name="T1"><text:tab/>Sheppard outlines the 3 main philosophies underlying GIS and critical GIS as positivism, idealism and realism </text:span><text:bookmark-start text:name="ZOTERO_BREF_riehiPo4Yc99"/><text:span text:style-name="T1">(Sheppard 2005</text:span>)<text:bookmark-end text:name="ZOTERO_BREF_riehiPo4Yc99"/>. These positions, often considered poles, historically identify themselves most closely with spatial science, radical geography, and humanist geography respectively. However wholesale adoption of only one position can be considered extreme where the reality is more likely that GIS/critical GIS lies somewhere at the intersection of these 3 philosophies. Meaning that a researcher could approach based primarily in any of those 3 philosophies and expect to create their own blend as a balance between sometimes contradictory ideals. </text:p>
      <text:p text:style-name="P5"><text:tab/>Positivism is founded on empirical forms of knowledge where deductive logic based on observation using human senses defines the boundaries of possibilities. The world consists only of those things which can be observed and those observations when analyzed allow us to reach logical conclusion about how the world works. The particular philosophies and methods of positivism are mostly closely associated with the history of science and quantitative methodologies with an attempt to create objective (unbiased) understanding.</text:p>
      <text:p text:style-name="P2"><text:span text:style-name="T1"><text:tab/>Idealism comes from philosophies which hold that reality comes from the human mind defining reality. Idealist approaches often originate from notions of an ideal or Utopian concept defining a goal in mind </text:span><text:bookmark-start text:name="ZOTERO_BREF_u76DB8CTHX4n"/><text:span text:style-name="T1">(Holt-Jensen 1999</text:span>)<text:bookmark-end text:name="ZOTERO_BREF_u76DB8CTHX4n"/>.<text:span text:style-name="T1"> At the center are interpretive methods of knowledge, where the interpreter is critical to the interpretation. Often considered rooted in a place closely tied to the arts, where <text:s/>qualitative descriptions lead to interpretations. Everything is subjective, and one must define the subjectivity of the researcher to explain the subjective view point of an analysis (interpretation). </text:span></text:p>
      <text:p text:style-name="P6"><text:span text:style-name="T1"><text:tab/>Realism defines the world as what we can observe indirectly and directly, where indirect observations include the connections and conditions under which they operate. A primary approach to understanding realism, is how it approaches the world as a collection of power structures that define the relationship between actors, structuralism. Structuralism focuses on the constraints and options under </text:span><text:soft-page-break/><text:span text:style-name="T1">which a individual operates for an given decision, where the structure under consideration may vary depending on the situation, individual and decision. Human social constructs like capitalism (economics), politics, legal systems, and religions exemplify multiple structures under which an individual operates on a daily basis. <text:s/></text:span></text:p>
      <text:h text:style-name="P10" text:outline-level="3">Critical Impact</text:h>
      <text:p text:style-name="P2"><text:tab/>The appearance of the gap or schism of the 1960/70s between critical geographers and GIS appear to be narrowing through each side better understanding the other, <text:s/>and disassociating the default notion that GIS is quantitative only <text:bookmark-start text:name="ZOTERO_BREF_fFNjnuR2UhwA"/>(Barnes 2009)<text:bookmark-end text:name="ZOTERO_BREF_fFNjnuR2UhwA"/>. Most geographers no longer identify completely to either pole these days <text:bookmark-start text:name="ZOTERO_BREF_2dz4R6ipWY5z"/>(Holt-Jensen 1999)<text:bookmark-end text:name="ZOTERO_BREF_2dz4R6ipWY5z"/>. GIS practitioners clearly do pay attention to more than positivism <text:bookmark-start text:name="ZOTERO_BREF_vHXvmTmly3cP"/>(Sheppard 2005)<text:bookmark-end text:name="ZOTERO_BREF_vHXvmTmly3cP"/>, and critical critique plays an important role in the development and advancement of tools. The broadening interest in qualitative GIS and application of GIS tools to new more critical perspectives to me signals a move towards success. However that depends entirely on how one measures success.</text:p>
      <text:p text:style-name="P2"><text:tab/>From another perspective it seems to remain unclear if an endpoint exists as human geographers <text:s/>continue to move slowly towards adoption of GIS <text:bookmark-start text:name="ZOTERO_BREF_TSKGPFfszhp3"/>(Crampton and Krygier 2005)<text:bookmark-end text:name="ZOTERO_BREF_TSKGPFfszhp3"/>. Can it be called success if GIS incorporates critical critiques but a large portion of criticizers continue to maintain their position outside the sphere of GIS. A disconnect continues to appear between some forms of geography and GIS on attitudes towards technological, but yet rely heavily on computers for all forms of research. </text:p>
      <text:p text:style-name="P2"><text:tab/>Another potential pitfall also exists in the general public where we straddle 2 similar positions; complete belief in science and therefore GIS, and rejection of science and therefore GIS on philosophical grounds. It seems common knowledge, although maybe amongst those of a certain level of education, that statistics in the media skew towards the bias of the creator but is less clear that the general audience realizes the same inherent issue with maps. To notice the breakdown, one needs only to read the fine print (disclaimers) on driving direction software and road atlases then juxtapose that against reports of people driving down one way streets, off cliffs or onto unimproved roads because the 'GPS' told them to do so.</text:p>
      <text:p text:style-name="P2"><text:tab/>Even with the positive gains over recent decades plenty of work still exists ahead for critical GIS <text:bookmark-start text:name="ZOTERO_BREF_6PSHzA0DpOc5"/>(Harris and Harrower 2005)<text:bookmark-end text:name="ZOTERO_BREF_6PSHzA0DpOc5"/>. As such the debate and discussion should and likely will continue to probe and explore other possible adjustments to make GIS a more appropriate tool for more <text:soft-page-break/>researchers. </text:p>
      <text:h text:style-name="P10" text:outline-level="3">Positivist++</text:h>
      <text:p text:style-name="P9"><text:tab/>For those originating from the positivist pole working to incorporate critique and adjust for shortcomings of a strictly deductive method where true objectivity is impossible it helps to consider how other geographical philosophies may be applied. </text:p>
      <text:p text:style-name="P9"><text:span text:style-name="T1"><text:tab/>In the case of poststructural, skepticism of a structural explanations, emphasis is placed on self-reflection of one's own works. Realizing the origin, methods, contents and presentation of the research are all impacted by the individual researcher, the research needs to acknowledge their role in guiding the endeavor, and what it means to the outcome. However, at the same time one needs to be careful to <text:s/>contain the discussion of post-structural concepts within the context of GIS as it's possible to reach circular or self imploding arguments when trying to combine the two </text:span><text:bookmark-start text:name="ZOTERO_BREF_MW2QS70uIxrc"/><text:span text:style-name="T2">(Leszczynski 2009)</text:span><text:bookmark-end text:name="ZOTERO_BREF_MW2QS70uIxrc"/><text:span text:style-name="T2">.</text:span> A possible conclusion of such views can be summarized as the idea that <text:span text:style-name="T1">map production carries ethic responsibility </text:span><text:bookmark-start text:name="ZOTERO_BREF_ouyeW2TTWA0E"/><text:span text:style-name="T1">(Crampton and Krygier 2005)</text:span><text:bookmark-end text:name="ZOTERO_BREF_ouyeW2TTWA0E"/><text:span text:style-name="T1">.</text:span></text:p>
      <text:p text:style-name="P2"><text:span text:style-name="T1"><text:tab/>With another perspective realists provide non-euclidean axis/dimensions to measure along breaking some traditional critiques of GIS only being capable of thinking in cartesian planes with definitive values. Some current examples include geographic actor models in transportation studies where the travelers choices are not always dictated by logic but open to human subjectivity, and social network analysis measuring relationship distance rather than geographic distance which all predicates on a model of social gravity. <text:s/>Leszczynski postulates that realist notions are better suited to guiding GIS transition from tightly controlled desktops to distributed, collaborative and flexible adaptations on the Internet or the human social web it forms </text:span><text:bookmark-start text:name="ZOTERO_BREF_OFFwJz1eekEh"/><text:span text:style-name="T1">(Leszczynski 2009</text:span>)<text:bookmark-end text:name="ZOTERO_BREF_OFFwJz1eekEh"/>.</text:p>
      <text:p text:style-name="P5"/>
      <text:h text:style-name="Heading_20_3" text:outline-level="3">References</text:h>
      <text:p text:style-name="Bibliography_20_1"><text:bookmark-start text:name="ZOTERO_BREF_LSHEt5c1JHtA"/><text:span text:style-name="T6">Barnes, T. J. 2009. “Not Only… But Also”: Quantitative and Critical Geography. </text:span><text:span text:style-name="T3">The Professional Geographer</text:span><text:span text:style-name="T4"> 61 (3):292–300.</text:span></text:p>
      <text:p text:style-name="Bibliography_20_1"><text:span text:style-name="T4">Crampton, J. W., and J. Krygier. 2005. An introduction to critical cartography. </text:span><text:span text:style-name="T3">ACME: An international e-journal for critical geographies</text:span><text:span text:style-name="T4"> 4 (1):11–33.</text:span></text:p>
      <text:p text:style-name="Bibliography_20_1"><text:span text:style-name="T4">Harris, L., and M. Harrower. 2005. Critical interventions and lingering concerns: critical cartography/GISci, social theory, and alternative possible futures. </text:span><text:span text:style-name="T3">ACME: An international e-journal </text:span><text:soft-page-break/><text:span text:style-name="T3">for critical geographies</text:span><text:span text:style-name="T4"> 4 (1).</text:span></text:p>
      <text:p text:style-name="Bibliography_20_1"><text:span text:style-name="T4">Holt-Jensen, A. 1999. </text:span><text:span text:style-name="T3">Geography - History and Concepts: A Student’s Guide</text:span><text:span text:style-name="T4"> 3rd ed. Sage Publications Ltd.</text:span></text:p>
      <text:p text:style-name="Bibliography_20_1"><text:span text:style-name="T4">Leszczynski, A. 2009. Poststructuralism and GIS: is there a’disconnect’? </text:span><text:span text:style-name="T3">Environment and Planning D: Society and Space</text:span><text:span text:style-name="T4"> 27 (4):581–602.</text:span></text:p>
      <text:p text:style-name="Bibliography_20_1"><text:span text:style-name="T4">Sheppard, E. 2005. Knowledge production through critical GIS: genealogy and prospects. </text:span><text:span text:style-name="T3">Cartographica: The International Journal for Geographic Information and Geovisualization</text:span><text:span text:style-name="T4"> 40 (4):5–21.</text:span><text:bookmark-end text:name="ZOTERO_BREF_LSHEt5c1JH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in" fo:margin-right="0in" fo:margin-top="0in" fo:margin-bottom="0.1665in" style:line-height-at-least="0.1665in" fo:text-indent="0in" style:auto-text-indent="false">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15T20:09:35">01/15/12</text:date><text:tab/><text:tab/>Alex Mandel</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15T20:09:35</dc:date>
    <dc:creator>Alex Mandel</dc:creator>
    <meta:editing-duration>PT22H35M34S</meta:editing-duration>
    <meta:editing-cycles>78</meta:editing-cycles>
    <meta:generator>LibreOffice/3.3$Unix LibreOffice_project/330m19$Build-401</meta:generator>
    <meta:document-statistic meta:table-count="0" meta:image-count="0" meta:object-count="0" meta:page-count="4" meta:paragraph-count="25" meta:word-count="1161" meta:character-count="7873"/>
    <meta:user-defined meta:name="Info 1"/>
    <meta:user-defined meta:name="Info 2"/>
    <meta:user-defined meta:name="Info 3"/>
    <meta:user-defined meta:name="Info 4"/>
    <meta:user-defined meta:name="ZOTERO_BREF_2dz4R6ipWY5z_1" meta:value-type="string">ZOTERO_ITEM {"citationID":"2i5kcoei68","citationItems":[{"uri":["http://zotero.org/users/198390/items/HR2TNU6F"]}]}</meta:user-defined>
    <meta:user-defined meta:name="ZOTERO_BREF_6PSHzA0DpOc5_1" meta:value-type="string">ZOTERO_ITEM {"citationID":"980u6nf59","citationItems":[{"uri":["http://zotero.org/users/198390/items/HQGMI65K"]}]}</meta:user-defined>
    <meta:user-defined meta:name="ZOTERO_BREF_LSHEt5c1JHtA_1" meta:value-type="string">ZOTERO_BIBL {"custom":[]}</meta:user-defined>
    <meta:user-defined meta:name="ZOTERO_BREF_MW2QS70uIxrc_1" meta:value-type="string">ZOTERO_ITEM {"citationID":"23r6dmvqn5","citationItems":[{"uri":["http://zotero.org/users/198390/items/EP45UVAB"]}]}</meta:user-defined>
    <meta:user-defined meta:name="ZOTERO_BREF_OFFwJz1eekEh_1" meta:value-type="string">ZOTERO_ITEM {"citationID":"2ip6r3ir93","citationItems":[{"uri":["http://zotero.org/users/198390/items/EP45UVAB"]}]}</meta:user-defined>
    <meta:user-defined meta:name="ZOTERO_BREF_TSKGPFfszhp3_1" meta:value-type="string">ZOTERO_ITEM {"citationID":"2898ot5ppl","citationItems":[{"uri":["http://zotero.org/users/198390/items/JCE8NT95"]}]}</meta:user-defined>
    <meta:user-defined meta:name="ZOTERO_BREF_fFNjnuR2UhwA_1" meta:value-type="string">ZOTERO_ITEM {"citationID":"1l7e00scva","citationItems":[{"uri":["http://zotero.org/users/198390/items/IGNN9M2V"]}]}</meta:user-defined>
    <meta:user-defined meta:name="ZOTERO_BREF_ouyeW2TTWA0E_1" meta:value-type="string">ZOTERO_ITEM {"citationID":"2cjql1df8l","citationItems":[{"uri":["http://zotero.org/users/198390/items/JCE8NT95"]}]}</meta:user-defined>
    <meta:user-defined meta:name="ZOTERO_BREF_riehiPo4Yc99_1" meta:value-type="string">ZOTERO_ITEM {"citationID":"2b4h2450om","citationItems":[{"uri":["http://zotero.org/users/198390/items/3GJAA822"]}]}</meta:user-defined>
    <meta:user-defined meta:name="ZOTERO_BREF_u76DB8CTHX4n_1" meta:value-type="string">ZOTERO_ITEM {"citationID":"1p98p30cps","citationItems":[{"uri":["http://zotero.org/users/198390/items/HR2TNU6F"]}]}</meta:user-defined>
    <meta:user-defined meta:name="ZOTERO_BREF_vHXvmTmly3cP_1" meta:value-type="string">ZOTERO_ITEM {"citationID":"4gnkm59v1","citationItems":[{"uri":["http://zotero.org/users/198390/items/3GJAA822"]}]}</meta:user-defined>
    <meta:user-defined meta:name="ZOTERO_PREF_1" meta:value-type="string">&lt;data data-version="3" zotero-version="2.1.10"&gt;&lt;session id="pvh98yoW"/&gt;&lt;style id="http://www.zotero.org/styles/annals-of-the-association-of-american-geographers" hasBibliography="1" bibliographyStyleHasBeenSet="1"/&gt;&lt;prefs&gt;&lt;pref name="fieldType" value="Boo</meta:user-defined>
    <meta:user-defined meta:name="ZOTERO_PREF_2" meta:value-type="string">kmark"/&gt;&lt;pref name="noteType" value="0"/&gt;&lt;/prefs&gt;&lt;/data&gt;</meta:user-defined>
  </office:meta>
</office:document-meta>
</file>